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CD6000004381EBBEAC4.jpg"/>
  <manifest:file-entry manifest:media-type="image/jpeg" manifest:full-path="Pictures/1000000000000CD60000043848ED867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2.2756in" draw:z-index="0"><draw:image xlink:href="Pictures/1000000000000CD6000004381EBBEAC4.jpg" xlink:type="simple" xlink:show="embed" xlink:actuate="onLoad"/></draw:frame>Bracket &amp; Notepad++</text:p>
      <text:p text:style-name="Standard"/>
      <text:p text:style-name="Standard"><draw:frame draw:style-name="fr1" draw:name="graphics2" text:anchor-type="paragraph" svg:width="6.9252in" svg:height="2.2756in" draw:z-index="1"><draw:image xlink:href="Pictures/1000000000000CD60000043848ED8675.jpg" xlink:type="simple" xlink:show="embed" xlink:actuate="onLoad"/></draw:frame>Root 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Dal Santo</meta:initial-creator>
    <meta:creation-date>2017-09-09T14:29:47.58</meta:creation-date>
    <meta:document-statistic meta:table-count="0" meta:image-count="2" meta:object-count="0" meta:page-count="1" meta:paragraph-count="2" meta:word-count="5" meta:character-count="33"/>
    <dc:date>2017-09-09T14:32:33.72</dc:date>
    <dc:creator>Matthew Dal Santo</dc:creator>
    <meta:editing-duration>PT2M46S</meta:editing-duration>
    <meta:editing-cycles>1</meta:editing-cycles>
    <meta:generator>OpenOffice/4.1.3$Win32 OpenOffice.org_project/413m1$Build-9783</meta:generator>
  </office:meta>
</office:document-meta>
</file>